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Latha" svg:font-family="Latha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ADLaM Display" svg:font-family="ADLaM Display" style:font-family-generic="system" style:font-pitch="variable" svg:panose-1="2 1 0 0 0 0 0 0 0 0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DLaM Display" style:font-name-complex="ADLaM Display"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Simple python code for Linear Regression model</text:p>
      <text:p text:style-name="Normal"/>
      <text:p text:style-name="Normal">import numpy as np</text:p>
      <text:p text:style-name="Normal">import matplotlib.pyplot as plt</text:p>
      <text:p text:style-name="Normal"/>
      <text:p text:style-name="Normal"># Sample data</text:p>
      <text:p text:style-name="Normal">x = np.array([1, 2, 3, 4, 5])</text:p>
      <text:p text:style-name="Normal">y = np.array([2, 4, 5, 4, 5])</text:p>
      <text:p text:style-name="Normal"/>
      <text:p text:style-name="Normal"># Calculate means</text:p>
      <text:p text:style-name="Normal">x_mean = np.mean(x)</text:p>
      <text:p text:style-name="Normal">y_mean = np.mean(y)</text:p>
      <text:p text:style-name="Normal"/>
      <text:p text:style-name="Normal"># Calculate the coefficients (slope and intercept)</text:p>
      <text:p text:style-name="Normal">numerator = np.sum((x - x_mean) * (y - y_mean))</text:p>
      <text:p text:style-name="Normal">denominator = np.sum((x - x_mean) ** 2)</text:p>
      <text:p text:style-name="Normal">slope = numerator / denominator</text:p>
      <text:p text:style-name="Normal">intercept = y_mean - slope * x_mean</text:p>
      <text:p text:style-name="Normal"/>
      <text:p text:style-name="Normal"># Prediction function</text:p>
      <text:p text:style-name="Normal">def predict(x):</text:p>
      <text:p text:style-name="Normal"><text:s text:c="4"/>return slope * x + intercept</text:p>
      <text:p text:style-name="Normal"/>
      <text:p text:style-name="Normal"># Generate predicted values</text:p>
      <text:p text:style-name="Normal">y_pred = predict(x)</text:p>
      <text:p text:style-name="Normal"/>
      <text:p text:style-name="Normal"># Plot the data and the regression line</text:p>
      <text:p text:style-name="Normal">plt.scatter(x, y, color='blue', label='Data points')</text:p>
      <text:p text:style-name="Normal">plt.plot(x, y_pred, color='red', label='Regression line')</text:p>
      <text:p text:style-name="Normal">plt.xlabel('x')</text:p>
      <text:p text:style-name="Normal">plt.ylabel('y')</text:p>
      <text:p text:style-name="Normal">plt.title('Simple Linear Regression (No sklearn)')</text:p>
      <text:p text:style-name="Normal">plt.legend()</text:p>
      <text:p text:style-name="Normal">plt.grid(True)</text:p>
      <text:p text:style-name="Normal">plt.show()</text:p>
      <text:p text:style-name="Normal"/>
      <text:p text:style-name="Normal"># Print the model</text:p>
      <text:p text:style-name="Normal">print(f"Slope: {slope}")</text:p>
      <text:p text:style-name="Normal">Print(“intercept:{intercept}”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Latha" svg:font-family="Latha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ADLaM Display" svg:font-family="ADLaM Display" style:font-family-generic="system" style:font-pitch="variable" svg:panose-1="2 1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Lath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ta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Latha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Latha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Latha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Latha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Latha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Latha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Latha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Latha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Latha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Latha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Latha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Latha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Latha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Latha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Latha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Latha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Latha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Latha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Latha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Latha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Latha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Latha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rugnanamnivetha@gmail.com</meta:initial-creator>
    <dc:creator>thirugnanamnivetha@gmail.com</dc:creator>
    <meta:creation-date>2025-09-10T08:44:00Z</meta:creation-date>
    <dc:date>2025-09-10T08:44:00Z</dc:date>
    <meta:template xlink:href="Normal.dotm" xlink:type="simple"/>
    <meta:editing-cycles>2</meta:editing-cycles>
    <meta:editing-duration>PT0S</meta:editing-duration>
    <meta:document-statistic meta:page-count="1" meta:paragraph-count="1" meta:word-count="136" meta:character-count="911" meta:row-count="6" meta:non-whitespace-character-count="776"/>
  </office:meta>
</office:document-meta>
</file>